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étricas" style:family="table">
      <style:table-properties style:width="17cm" table:align="margins" style:writing-mode="lr-tb"/>
    </style:style>
    <style:style style:name="Métricas.A" style:family="table-column">
      <style:table-column-properties style:column-width="3.514cm" style:rel-column-width="13546*"/>
    </style:style>
    <style:style style:name="Métricas.B" style:family="table-column">
      <style:table-column-properties style:column-width="2.004cm" style:rel-column-width="7723*"/>
    </style:style>
    <style:style style:name="Métricas.C" style:family="table-column">
      <style:table-column-properties style:column-width="4.884cm" style:rel-column-width="18827*"/>
    </style:style>
    <style:style style:name="Métricas.D" style:family="table-column">
      <style:table-column-properties style:column-width="3.304cm" style:rel-column-width="12737*"/>
    </style:style>
    <style:style style:name="Métricas.E" style:family="table-column">
      <style:table-column-properties style:column-width="3.295cm" style:rel-column-width="12702*"/>
    </style:style>
    <style:style style:name="Métrica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étrica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étrica" style:family="table">
      <style:table-properties style:width="17cm" table:align="margins" style:writing-mode="lr-tb"/>
    </style:style>
    <style:style style:name="Métrica.A" style:family="table-column">
      <style:table-column-properties style:column-width="3.514cm" style:rel-column-width="13546*"/>
    </style:style>
    <style:style style:name="Métrica.B" style:family="table-column">
      <style:table-column-properties style:column-width="2.004cm" style:rel-column-width="7723*"/>
    </style:style>
    <style:style style:name="Métrica.C" style:family="table-column">
      <style:table-column-properties style:column-width="4.681cm" style:rel-column-width="18047*"/>
    </style:style>
    <style:style style:name="Métrica.D" style:family="table-column">
      <style:table-column-properties style:column-width="3.399cm" style:rel-column-width="13105*"/>
    </style:style>
    <style:style style:name="Métrica.E" style:family="table-column">
      <style:table-column-properties style:column-width="3.403cm" style:rel-column-width="13114*"/>
    </style:style>
    <style:style style:name="Métric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étrica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étrica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étrica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12a9fe4" officeooo:paragraph-rsid="000bc8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a9fe4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30262c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30262c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b90e7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f1583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f1583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c2423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c3b4a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d928e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e5041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2eeb4c" officeooo:paragraph-rsid="000bc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d0f6d" officeooo:paragraph-rsid="000db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ea220" officeooo:paragraph-rsid="000ea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fc3df" officeooo:paragraph-rsid="000fc3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198f3" officeooo:paragraph-rsid="00119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12a9fe4" officeooo:paragraph-rsid="000bc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12b90e7" officeooo:paragraph-rsid="000bc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12c3b4a" officeooo:paragraph-rsid="000bc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officeooo:rsid="012e5041" officeooo:paragraph-rsid="000bc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Standard">
      <style:text-properties officeooo:paragraph-rsid="000bc897"/>
    </style:style>
    <style:style style:name="P23" style:family="paragraph" style:parent-style-name="Standard">
      <style:text-properties style:font-name="Arial" officeooo:paragraph-rsid="000bc897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bc897" officeooo:paragraph-rsid="000bc897" style:font-size-asian="15.75pt" style:font-weight-asian="bold" style:font-size-complex="18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be48a" officeooo:paragraph-rsid="001be4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be48a" officeooo:paragraph-rsid="001ed2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a395f" officeooo:paragraph-rsid="001d1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650e" officeooo:paragraph-rsid="001d6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650e" officeooo:paragraph-rsid="001ed2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30b619" officeooo:paragraph-rsid="00213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2eeb4c" style:font-style-asian="italic" style:font-style-complex="italic"/>
    </style:style>
    <style:style style:name="T3" style:family="text">
      <style:text-properties officeooo:rsid="0130b619"/>
    </style:style>
    <style:style style:name="T4" style:family="text">
      <style:text-properties fo:font-size="16pt" style:font-name-asian="Liberation Serif1" style:font-size-asian="16pt" style:font-name-complex="Liberation Serif1" style:font-size-complex="16pt"/>
    </style:style>
    <style:style style:name="T5" style:family="text">
      <style:text-properties fo:font-size="16pt" officeooo:rsid="012eeb4c" style:font-name-asian="Liberation Serif1" style:font-size-asian="16pt" style:font-name-complex="Liberation Serif1" style:font-size-complex="16pt"/>
    </style:style>
    <style:style style:name="T6" style:family="text">
      <style:text-properties officeooo:rsid="012d928e"/>
    </style:style>
    <style:style style:name="T7" style:family="text">
      <style:text-properties officeooo:rsid="0130262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db023"/>
    </style:style>
    <style:style style:name="T10" style:family="text">
      <style:text-properties officeooo:rsid="001159fa"/>
    </style:style>
    <style:style style:name="T11" style:family="text">
      <style:text-properties officeooo:rsid="0011a210"/>
    </style:style>
    <style:style style:name="T12" style:family="text">
      <style:text-properties officeooo:rsid="00145dc6"/>
    </style:style>
    <style:style style:name="T13" style:family="text">
      <style:text-properties officeooo:rsid="001a3f3e"/>
    </style:style>
    <style:style style:name="T14" style:family="text">
      <style:text-properties officeooo:rsid="001d1b9d"/>
    </style:style>
    <style:style style:name="T15" style:family="text">
      <style:text-properties officeooo:rsid="001ed296"/>
    </style:style>
    <style:style style:name="T16" style:family="text">
      <style:text-properties officeooo:rsid="001fca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abela de Métricas</text:p>
      <text:p text:style-name="P23"/>
      <text:p text:style-name="P23"/>
      <table:table table:name="Métricas" table:style-name="Métricas">
        <table:table-column table:style-name="Métricas.A"/>
        <table:table-column table:style-name="Métricas.B"/>
        <table:table-column table:style-name="Métricas.C"/>
        <table:table-column table:style-name="Métricas.D"/>
        <table:table-column table:style-name="Métricas.E"/>
        <table:table-row>
          <table:table-cell table:style-name="Métricas.A1" office:value-type="string">
            <text:p text:style-name="P1">Métricas</text:p>
          </table:table-cell>
          <table:table-cell table:style-name="Métricas.A1" office:value-type="string">
            <text:p text:style-name="P1">Faixa</text:p>
            <text:p text:style-name="P1"><text:s/>de</text:p>
            <text:p text:style-name="P1"><text:s/>Valores</text:p>
          </table:table-cell>
          <table:table-cell table:style-name="Métricas.A1" office:value-type="string">
            <text:p text:style-name="P1">Descrição da Métrica</text:p>
          </table:table-cell>
          <table:table-cell table:style-name="Métricas.A1" office:value-type="string">
            <text:p text:style-name="P1">Implementado</text:p>
          </table:table-cell>
          <table:table-cell table:style-name="Métricas.E1" office:value-type="string">
            <text:p text:style-name="P1">Furo da Regra</text:p>
          </table:table-cell>
        </table:table-row>
      </table:table>
      <text:p text:style-name="P22"/>
      <text:p text:style-name="P22"/>
      <table:table table:name="Métrica" table:style-name="Métrica">
        <table:table-column table:style-name="Métrica.A"/>
        <table:table-column table:style-name="Métrica.B"/>
        <table:table-column table:style-name="Métrica.C"/>
        <table:table-column table:style-name="Métrica.D"/>
        <table:table-column table:style-name="Métrica.E"/>
        <table:table-row>
          <table:table-cell table:style-name="Métrica.A1" office:value-type="string">
            <text:p text:style-name="P2">Suporte </text:p>
            <text:p text:style-name="P2">(<text:span text:style-name="T1">Support</text:span>)</text:p>
          </table:table-cell>
          <table:table-cell table:style-name="Métrica.A1" office:value-type="string">
            <text:p text:style-name="P3">[<text:span text:style-name="T3">0</text:span> , 1]</text:p>
          </table:table-cell>
          <table:table-cell table:style-name="Métrica.A1" office:value-type="string">
            <text:p text:style-name="P14">O suporte é definido como a proporção em que um determinado item ou agrupamento de itens(<text:span text:style-name="T1">itemset</text:span>) está <text:span text:style-name="T9">presente em relação a</text:span> base de dados. <text:span text:style-name="T9">O suporte é a <text:s/>frequência em que este </text:span>item ou agrupamento de itens(<text:span text:style-name="T1">itemset</text:span>)<text:span text:style-name="T9"> está presente na base de dados.</text:span></text:p>
            <text:p text:style-name="P16">Quanto maior o valor de suporte, maior a presença deste conjunto de itens na base de dados e maior o interesse neste, do ponto de vista quantitativo.</text:p>
          </table:table-cell>
          <table:table-cell table:style-name="Métrica.A1" office:value-type="string">
            <text:p text:style-name="P5"/>
          </table:table-cell>
          <table:table-cell table:style-name="Métrica.E1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2">Confiança </text:p>
            <text:p text:style-name="P2">(<text:span text:style-name="T1">Confidence, Strength</text:span>)</text:p>
          </table:table-cell>
          <table:table-cell table:style-name="Métrica.A2" office:value-type="string">
            <text:p text:style-name="P3">[<text:span text:style-name="T3">0</text:span> , 1]</text:p>
          </table:table-cell>
          <table:table-cell table:style-name="Métrica.A2" office:value-type="string">
            <text:p text:style-name="P15">A confiança é uma medida de intensidade de correlacionamento entre os subgrupos de itens em uma determinada regra <text:span text:style-name="T11">de associação</text:span>. É a frequência em que <text:s/><text:span text:style-name="T10">o consequente</text:span> da regra está presente junto a<text:span text:style-name="T10">o antecedente</text:span> na base de dados <text:span text:style-name="T11">na forma da regra. Quanto maior o valor da confiança, maior a correlação entre o antecedente e o consequente da regra. Maior a associação entre eles na base de dados.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2">Confiança</text:p>
            <text:p text:style-name="P2"><text:soft-page-break/>Centrada</text:p>
            <text:p text:style-name="P2">(<text:span text:style-name="T1">Added Value,</text:span></text:p>
            <text:p text:style-name="P18">Pavillon Index,</text:p>
            <text:p text:style-name="P18">Centered</text:p>
            <text:p text:style-name="P2"><text:span text:style-name="T1">Confidence</text:span>)</text:p>
          </table:table-cell>
          <table:table-cell table:style-name="Métrica.A2" office:value-type="string">
            <text:p text:style-name="P3">[<text:span text:style-name="T3">-0.5 </text:span>, 1]</text:p>
          </table:table-cell>
          <table:table-cell table:style-name="Métrica.A2" office:value-type="string">
            <text:p text:style-name="P17">A confiança centrada é <text:soft-page-break/>dada pela diferença entre a confiança da regra e o suporte do consequente. <text:span text:style-name="T12">Se o valor for = 0 antecedente e consequente são estatísticamente independentes. O valor <text:s/>resultante aumenta conjuntamente (monotonicamente) com o valor de suporte da regra se o valor de suporte do antecedente e do consequente permanecem constantes (não variarem). O valor resultante diminui conjuntamente (monotonicamente) com o suporte do consequente se o valor do suporte da regra e o suporte do consequente permanecerem constantes (não variarem)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Confiaça Total (<text:span text:style-name="T1">All-Confidence</text:span>)</text:p>
          </table:table-cell>
          <table:table-cell table:style-name="Métrica.A2" office:value-type="string">
            <text:p text:style-name="P3">[<text:span text:style-name="T3">0</text:span> , 1]</text:p>
          </table:table-cell>
          <table:table-cell table:style-name="Métrica.A2" office:value-type="string">
            <text:p text:style-name="P27">A confiança total não é definida em regras e sim em <text:s/>itemsets. A confiança total <text:span text:style-name="T13">de um itemset X </text:span>é determinada <text:span text:style-name="T13">pelo suporte deste itemset dividido pelo maior suporte de um subconjunto pertencente ao itemset X.</text:span></text:p>
            <text:p text:style-name="P27"><text:span text:style-name="T13">Quanto maior for o valor resultante maior a relação de dependecia entre os subconjuntos relacionados a X.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Confiança</text:p>
            <text:p text:style-name="P6">Casual (<text:span text:style-name="T1">Casual Confidence</text:span>)</text:p>
          </table:table-cell>
          <table:table-cell table:style-name="Métrica.A2" office:value-type="string">
            <text:p text:style-name="P3">[<text:span text:style-name="T3">0</text:span> , 1]</text:p>
          </table:table-cell>
          <table:table-cell table:style-name="Métrica.A2" office:value-type="string">
            <text:p text:style-name="P25">A confiança casual é dada pel<text:span text:style-name="T14">a metade do valor do</text:span> somatório da confiança da regra e a <text:soft-page-break/>confiança <text:span text:style-name="T14">da regra em que o consequente e o antecedente são negados (lógica booleana).</text:span></text:p>
            <text:p text:style-name="P28">O objetivo desta métrica é aprimorar <text:span text:style-name="T15">a</text:span> <text:span text:style-name="T15">confiaça</text:span> adicionando uma relação a seus negativos.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Suporte Casual (<text:span text:style-name="T1">Casual </text:span></text:p>
            <text:p text:style-name="P6"><text:span text:style-name="T1">Support</text:span>)</text:p>
          </table:table-cell>
          <table:table-cell table:style-name="Métrica.A2" office:value-type="string">
            <text:p text:style-name="P3">[<text:span text:style-name="T3">0</text:span> , <text:span text:style-name="T3">2</text:span>]</text:p>
          </table:table-cell>
          <table:table-cell table:style-name="Métrica.A2" office:value-type="string">
            <text:p text:style-name="P26"><text:span text:style-name="T15">O suporte</text:span> casual é dad<text:span text:style-name="T15">o</text:span> pel<text:span text:style-name="T15">o</text:span> somatório d<text:span text:style-name="T15">o</text:span> <text:span text:style-name="T15">suporte</text:span> da regra e <text:span text:style-name="T15">o</text:span> <text:span text:style-name="T15">suporte</text:span> <text:span text:style-name="T14">da regra em que o consequente e o antecedente são negados (lógica booleana).</text:span></text:p>
            <text:p text:style-name="P29">O objetivo desta métrica é aprimorar <text:span text:style-name="T15">o</text:span> <text:span text:style-name="T15">suporte</text:span> adicionando uma relação a seus negativos.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Fator de </text:p>
            <text:p text:style-name="P6">Certeza</text:p>
            <text:p text:style-name="P6">(<text:span text:style-name="T1">Certainty</text:span></text:p>
            <text:p text:style-name="P19"><text:s/>Factor,</text:p>
            <text:p text:style-name="P6"><text:span text:style-name="T1">Loevinger</text:span>)</text:p>
          </table:table-cell>
          <table:table-cell table:style-name="Métrica.A2" office:value-type="string">
            <text:p text:style-name="P3">[-1 , 1]</text:p>
          </table:table-cell>
          <table:table-cell table:style-name="Métrica.A2" office:value-type="string">
            <text:p text:style-name="P30"><text:span text:style-name="T16">O fator de certeza é uma métrica que indica a variação da probabilidade <text:s/>do consequente estar presente em transações do antecedente.</text:span></text:p>
            <text:p text:style-name="P30"><text:span text:style-name="T16">O valor </text:span>0 indica Independência, <text:span text:style-name="T16">as variações de vaor negativo ou positivo indicam um aumento na probabilidade de existência do consequente nas transações envolvendo o antecedente.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Qui-Quadrado (<text:span text:style-name="T1">Chi-Squared</text:span>)</text:p>
          </table:table-cell>
          <table:table-cell table:style-name="Métrica.A2" office:value-type="string">
            <text:p text:style-name="P7">[0 , <text:span text:style-name="T5">∞</text:span>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Taxa de </text:p>
            <text:p text:style-name="P6">Suporte</text:p>
            <text:p text:style-name="P6">Cruzado</text:p>
            <text:p text:style-name="P6">(<text:span text:style-name="T1">Cross-Support Ratio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6">Força Coletiva (<text:span text:style-name="T1">Collective </text:span><text:soft-page-break/><text:span text:style-name="T1">Strength</text:span>)</text:p>
          </table:table-cell>
          <table:table-cell table:style-name="Métrica.A2" office:value-type="string">
            <text:p text:style-name="P7">[0 , <text:span text:style-name="T5">∞</text:span>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Convicção</text:p>
            <text:p text:style-name="P9">(<text:span text:style-name="T1">Conviction</text:span>)</text:p>
          </table:table-cell>
          <table:table-cell table:style-name="Métrica.A2" office:value-type="string">
            <text:p text:style-name="P7">[0 , <text:span text:style-name="T5">∞</text:span>]</text:p>
          </table:table-cell>
          <table:table-cell table:style-name="Métrica.A2" office:value-type="string">
            <text:p text:style-name="P4">1 indica independência, regras que sempre <text:span text:style-name="T3">se mantém possui </text:span><text:span text:style-name="T5">∞</text:span><text:span text:style-name="T3"> 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Coseno </text:p>
            <text:p text:style-name="P9">(<text:span text:style-name="T1">Cosin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Cobertura </text:p>
            <text:p text:style-name="P9">(<text:span text:style-name="T1">Coverag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Confiança</text:p>
            <text:p text:style-name="P9">Descritiva</text:p>
            <text:p text:style-name="P9">Confirmada</text:p>
            <text:p text:style-name="P9">(<text:span text:style-name="T1">Descriptive Confirmed </text:span></text:p>
            <text:p text:style-name="P9"><text:span text:style-name="T1">Confidence</text:span>)</text:p>
          </table:table-cell>
          <table:table-cell table:style-name="Métrica.A2" office:value-type="string">
            <text:p text:style-name="P3">[-1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Diferença de Confiança</text:p>
            <text:p text:style-name="P9">(<text:span text:style-name="T1">Difference of Confidence</text:span>)</text:p>
          </table:table-cell>
          <table:table-cell table:style-name="Métrica.A2" office:value-type="string">
            <text:p text:style-name="P3">[-1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Exemplo e Taxa de </text:p>
            <text:p text:style-name="P9">Contra-Exemplo</text:p>
            <text:p text:style-name="P9">(Example and Counter-Example Rate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Teste Exato de <text:span text:style-name="T1">Fisher </text:span></text:p>
            <text:p text:style-name="P9">(<text:span text:style-name="T1">Fisher’s Exact Test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4">Escala de valor “P”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Índice <text:span text:style-name="T1">Gini</text:span> </text:p>
            <text:p text:style-name="P9">(<text:span text:style-name="T1">Gini Index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4">0 par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9">Hiperconfiança (<text:span text:style-name="T1">Hyper_Confidenc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H<text:span text:style-name="T6">i</text:span>per-<text:span text:style-name="T1">Lift</text:span> </text:p>
            <text:p text:style-name="P10">(<text:span text:style-name="T1">Hyper-Lift</text:span>)</text:p>
          </table:table-cell>
          <table:table-cell table:style-name="Métrica.A2" office:value-type="string">
            <text:p text:style-name="P7">[0 , <text:span text:style-name="T5">∞</text:span>]</text:p>
          </table:table-cell>
          <table:table-cell table:style-name="Métrica.A2" office:value-type="string">
            <text:p text:style-name="P4">1 indic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Taxa de </text:p>
            <text:p text:style-name="P10">Desequilibrio</text:p>
            <text:p text:style-name="P10">(<text:span text:style-name="T1">Imbalance </text:span></text:p>
            <text:p text:style-name="P10"><text:span text:style-name="T1">Ratio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4">0 indica um balanceamento (equilíbrio), regra tipicamente desinteressante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Importância </text:p>
            <text:p text:style-name="P10">(<text:span text:style-name="T1">Importance</text:span>)</text:p>
          </table:table-cell>
          <table:table-cell table:style-name="Métrica.A2" office:value-type="string">
            <text:p text:style-name="P3">[-<text:span text:style-name="T5">∞,∞</text:span>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Melhoria </text:p>
            <text:p text:style-name="P10">(<text:span text:style-name="T1">Improvement</text:span>)</text:p>
          </table:table-cell>
          <table:table-cell table:style-name="Métrica.A2" office:value-type="string">
            <text:p text:style-name="P3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Coeficiente de <text:soft-page-break/><text:span text:style-name="T1">Jacard</text:span> </text:p>
            <text:p text:style-name="P10">(<text:span text:style-name="T1">Jaccard </text:span></text:p>
            <text:p text:style-name="P10"><text:span text:style-name="T1">Coefficient</text:span>)</text:p>
          </table:table-cell>
          <table:table-cell table:style-name="Métrica.A2" office:value-type="string">
            <text:p text:style-name="P7">[-1 , 1]</text:p>
          </table:table-cell>
          <table:table-cell table:style-name="Métrica.A2" office:value-type="string">
            <text:p text:style-name="P4">0 par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Medida <text:span text:style-name="T1">J</text:span> </text:p>
            <text:p text:style-name="P10">(<text:span text:style-name="T1">J-Measur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8">0 para<text:span text:style-name="T7"> independência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20">Kappa</text:p>
          </table:table-cell>
          <table:table-cell table:style-name="Métrica.A2" office:value-type="string">
            <text:p text:style-name="P7">[-1 , 1]</text:p>
          </table:table-cell>
          <table:table-cell table:style-name="Métrica.A2" office:value-type="string">
            <text:p text:style-name="P8">0 para<text:span text:style-name="T7"> independência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20">Klosgen</text:p>
          </table:table-cell>
          <table:table-cell table:style-name="Métrica.A2" office:value-type="string">
            <text:p text:style-name="P7">[-1 , 1]</text:p>
          </table:table-cell>
          <table:table-cell table:style-name="Métrica.A2" office:value-type="string">
            <text:p text:style-name="P8">0 para<text:span text:style-name="T7"> independência</text:span>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20">Kulezynski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8">0,5 significa neutro, tipicamente desinteressante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Associação </text:p>
            <text:p text:style-name="P10">Preditiva </text:p>
            <text:p text:style-name="P10">(<text:span text:style-name="T1">Goodman-Kruskal, Predictive Association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0">Confiança </text:p>
            <text:p text:style-name="P10">Corrigida por <text:span text:style-name="T1">LaPlace </text:span></text:p>
            <text:p text:style-name="P10">(<text:span text:style-name="T1">Laplace </text:span></text:p>
            <text:p text:style-name="P20">Corrected </text:p>
            <text:p text:style-name="P10"><text:span text:style-name="T1">Confidenc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1">Menos </text:p>
            <text:p text:style-name="P11">Contradição</text:p>
            <text:p text:style-name="P11">(<text:span text:style-name="T1">Least </text:span></text:p>
            <text:p text:style-name="P11"><text:span text:style-name="T1">Contradiction</text:span>)</text:p>
          </table:table-cell>
          <table:table-cell table:style-name="Métrica.A2" office:value-type="string">
            <text:p text:style-name="P7">[-1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1">Similaridade de <text:span text:style-name="T1">Lerman</text:span> (<text:span text:style-name="T1">Lerman Similarity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1">Alavancagem, </text:p>
            <text:p text:style-name="P11">Medida <text:span text:style-name="T1">Piatetsky-Shapiro</text:span> </text:p>
            <text:p text:style-name="P11">(<text:span text:style-name="T1">Leverage, Piatetsky-Shapiro Measure</text:span>)</text:p>
          </table:table-cell>
          <table:table-cell table:style-name="Métrica.A2" office:value-type="string">
            <text:p text:style-name="P7">[-1 , 1]</text:p>
          </table:table-cell>
          <table:table-cell table:style-name="Métrica.A2" office:value-type="string">
            <text:p text:style-name="P8">0 indic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1">Elevador, </text:p>
            <text:p text:style-name="P11">Interesse, Juros </text:p>
            <text:p text:style-name="P11">(<text:span text:style-name="T1">Lift, Interest</text:span>)</text:p>
          </table:table-cell>
          <table:table-cell table:style-name="Métrica.A2" office:value-type="string">
            <text:p text:style-name="P7">[0 , <text:span text:style-name="T5">∞</text:span>]</text:p>
          </table:table-cell>
          <table:table-cell table:style-name="Métrica.A2" office:value-type="string">
            <text:p text:style-name="P8">1 signific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1">Confiança </text:p>
            <text:p text:style-name="P11">Máxima (<text:span text:style-name="T1">MaxConfidenc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1">Informação Mútua, Incerteza (<text:span text:style-name="T1">Mutual Information, </text:span></text:p>
            <text:p text:style-name="P11"><text:soft-page-break/><text:span text:style-name="T1">Uncertainty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8">0 par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Taxa <text:span text:style-name="T1">Odds</text:span> </text:p>
            <text:p text:style-name="P12">(<text:span text:style-name="T1">Odds Ratio</text:span>)</text:p>
          </table:table-cell>
          <table:table-cell table:style-name="Métrica.A2" office:value-type="string">
            <text:p text:style-name="P7">[0 , <text:span text:style-name="T5">∞</text:span>]</text:p>
          </table:table-cell>
          <table:table-cell table:style-name="Métrica.A2" office:value-type="string">
            <text:p text:style-name="P8">1 indica que consequente não está associado ao antecedente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Coeficiente de Correlação </text:p>
            <text:p text:style-name="P12">(<text:span text:style-name="T1">Correlation </text:span></text:p>
            <text:p text:style-name="P12"><text:span text:style-name="T1">Coefficient</text:span>)</text:p>
          </table:table-cell>
          <table:table-cell table:style-name="Métrica.A2" office:value-type="string">
            <text:p text:style-name="P7">[-1 , 1]</text:p>
          </table:table-cell>
          <table:table-cell table:style-name="Métrica.A2" office:value-type="string">
            <text:p text:style-name="P8">0 quando antecedente e consequente são independentes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Medida de </text:p>
            <text:p text:style-name="P21">Ralambondrainy <text:span text:style-name="T8">(</text:span>Ralambondrainy </text:p>
            <text:p text:style-name="P21">Measure<text:span text:style-name="T8">)</text:span>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8">Menor é melhor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Desequilíbrio de Ligação </text:p>
            <text:p text:style-name="P12">Relativo</text:p>
            <text:p text:style-name="P12">(<text:span text:style-name="T1">Relative </text:span></text:p>
            <text:p text:style-name="P21">Linkage </text:p>
            <text:p text:style-name="P12"><text:span text:style-name="T1">Disequilibrium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Fator de </text:p>
            <text:p text:style-name="P12">Potência de </text:p>
            <text:p text:style-name="P12">Regra (<text:span text:style-name="T1">Rule Power Factor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Medida <text:span text:style-name="T1">Sebag-Schoenauer</text:span> </text:p>
            <text:p text:style-name="P12">(<text:span text:style-name="T1">Seabag-Schoenauer measure</text:span>)</text:p>
          </table:table-cell>
          <table:table-cell table:style-name="Métrica.A2" office:value-type="string">
            <text:p text:style-name="P7">[0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  <table:table-row>
          <table:table-cell table:style-name="Métrica.A2" office:value-type="string">
            <text:p text:style-name="P12">Ligação de </text:p>
            <text:p text:style-name="P12">Taxas Variáveis (<text:span text:style-name="T1">Varying Rates Liaison</text:span>)</text:p>
          </table:table-cell>
          <table:table-cell table:style-name="Métrica.A2" office:value-type="string">
            <text:p text:style-name="P13">[-1 , <text:span text:style-name="T4">∞</text:span>]</text:p>
          </table:table-cell>
          <table:table-cell table:style-name="Métrica.A2" office:value-type="string">
            <text:p text:style-name="P8">0 para independência</text:p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8"/>
          </table:table-cell>
        </table:table-row>
        <table:table-row>
          <table:table-cell table:style-name="Métrica.A2" office:value-type="string">
            <text:p text:style-name="P12">Q de <text:span text:style-name="T1">Yule</text:span> e Y de <text:span text:style-name="T1">Yule</text:span> (<text:span text:style-name="T2">Yule’s Q and Yule’s Y</text:span>)</text:p>
          </table:table-cell>
          <table:table-cell table:style-name="Métrica.A2" office:value-type="string">
            <text:p text:style-name="P13">[-1 , 1]</text:p>
          </table:table-cell>
          <table:table-cell table:style-name="Métrica.A2" office:value-type="string">
            <text:p text:style-name="P5"/>
          </table:table-cell>
          <table:table-cell table:style-name="Métrica.A2" office:value-type="string">
            <text:p text:style-name="P5"/>
          </table:table-cell>
          <table:table-cell table:style-name="Métrica.E2" office:value-type="string">
            <text:p text:style-name="P5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6:32:03.843000000</meta:creation-date>
    <dc:date>2019-10-08T16:45:56.943000000</dc:date>
    <meta:editing-duration>PT34M54S</meta:editing-duration>
    <meta:editing-cycles>4</meta:editing-cycles>
    <meta:generator>LibreOffice/6.2.7.1$Windows_X86_64 LibreOffice_project/23edc44b61b830b7d749943e020e96f5a7df63bf</meta:generator>
    <meta:document-statistic meta:table-count="2" meta:image-count="0" meta:object-count="0" meta:page-count="6" meta:paragraph-count="190" meta:word-count="824" meta:character-count="5079" meta:non-whitespace-character-count="4391"/>
  </office:meta>
</office:document-meta>
</file>